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in" fo:margin-right="0in" fo:margin-top="0in" fo:margin-bottom="0.1043in" style:line-height-at-least="0.2083in" fo:text-align="start" style:justify-single-word="false" fo:orphans="2" fo:widows="2" fo:text-indent="0in" style:auto-text-indent="false" fo:padding="0in" fo:border="none"/>
    </style:style>
    <style:style style:name="P2" style:family="paragraph" style:parent-style-name="Text_20_body" style:list-style-name="L1">
      <style:paragraph-properties fo:margin-top="0in" fo:margin-bottom="0.1043in" style:line-height-at-least="0.2083in" fo:text-align="start" style:justify-single-word="false" fo:orphans="2" fo:widows="2" fo:padding="0in" fo:border="none"/>
      <style:text-properties fo:font-variant="normal" fo:text-transform="none" fo:color="#333333" style:font-name="inherit" fo:font-size="9.75pt" fo:letter-spacing="normal" fo:font-style="normal" fo:font-weight="normal"/>
    </style:style>
    <style:style style:name="T1" style:family="text">
      <style:text-properties fo:language="el" fo:country="GR"/>
    </style:style>
    <style:style style:name="T2" style:family="text">
      <style:text-properties fo:font-variant="normal" fo:text-transform="none" fo:color="#333333" style:font-name="inherit" fo:font-size="9.75pt" fo:letter-spacing="normal" fo:font-style="normal" fo:font-weight="normal"/>
    </style:style>
    <style:style style:name="T3" style:family="text">
      <style:text-properties fo:font-variant="normal" fo:text-transform="none" fo:color="#333333" style:font-name="inherit" fo:font-size="9.75pt" fo:letter-spacing="normal" fo:language="el" fo:country="GR" fo:font-style="normal" fo:font-weight="normal"/>
    </style:style>
    <style:style style:name="T4" style:family="text">
      <style:text-properties fo:font-variant="normal" fo:text-transform="none" fo:color="#333333" style:font-name="inherit" fo:font-size="9.75pt" fo:letter-spacing="normal" fo:language="el" fo:country="GR" fo:font-style="normal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variant="normal" fo:text-transform="none" fo:color="#333333" style:font-name="inherit" fo:font-size="9.75pt" fo:letter-spacing="normal" fo:language="en" fo:country="US" fo:font-style="normal" fo:font-weight="normal"/>
    </style:style>
    <style:style style:name="T6" style:family="text">
      <style:text-properties fo:font-variant="normal" fo:text-transform="none" fo:color="#333333" style:font-name="inherit" fo:font-size="9.75pt" fo:letter-spacing="normal" fo:language="en" fo:country="US" fo:font-style="normal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variant="normal" fo:text-transform="none" fo:color="#333333" style:font-name="inherit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333333" style:font-name="inherit" fo:font-size="12pt" fo:letter-spacing="normal" fo:language="el" fo:country="GR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333333" style:font-name="Verdana" fo:font-size="9pt" fo:letter-spacing="normal" fo:language="el" fo:country="GR" fo:font-style="normal" fo:font-weight="normal"/>
    </style:style>
    <style:style style:name="T10" style:family="text">
      <style:text-properties fo:font-variant="normal" fo:text-transform="none" fo:color="#333333" style:font-name="Verdana" fo:font-size="9pt" fo:letter-spacing="normal" fo:language="en" fo:country="US" fo:font-style="normal" fo:font-weight="normal"/>
    </style:style>
    <style:style style:name="T11" style:family="text">
      <style:text-properties fo:language="en" fo:country="US"/>
    </style:style>
    <style:style style:name="T12" style:family="text">
      <style:text-properties fo:color="#000000" fo:language="el" fo:country="GR"/>
    </style:style>
    <style:style style:name="T13" style:family="text">
      <style:text-properties fo:color="#000000" fo:language="en" fo:country="US"/>
    </style:style>
    <style:style style:name="T14" style:family="text">
      <style:text-properties fo:font-size="12pt" fo:language="el" fo:country="G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00481116687921283" text:style-name="L1">
        <text:list-header>
          <text:p text:style-name="P1"><text:span text:style-name="T7"><text:line-break/>ΑΕΜ </text:span><text:span text:style-name="T8">και</text:span><text:span text:style-name="T7"> ονόματα μελών ομάδας<text:line-break/></text:span><text:span text:style-name="T2"><text:line-break/>1887: </text:span><text:span text:style-name="T3">Τουφεξής Κίμων<text:line-break/>2409: Σερετη Μαρία<text:line-break/></text:span><text:span text:style-name="T9">1469: </text:span><text:span text:style-name="T10">K</text:span><text:span text:style-name="T9">αγκας Γεώργιος<text:line-break/>3268: Θεόδωρος Μουστάκας</text:span><text:span text:style-name="T3"><text:line-break/><text:line-break/></text:span><text:span text:style-name="T7">Τίτλος + SDGs που αφορά</text:span><text:span text:style-name="T2"><text:line-break/><text:line-break/></text:span><text:span text:style-name="T4">Τίτλος:</text:span><text:span text:style-name="T3"> Η Εμπορία Ανθρώπων στον 21ο αιώνα. <text:line-break/></text:span><text:span text:style-name="T6">SDG 16:</text:span><text:span text:style-name="T5"> Peace, Justice and Strong institutions.</text:span><text:span text:style-name="T2"><text:line-break/></text:span></text:p>
          <text:p text:style-name="P2"><text:span text:style-name="T14">Π</text:span><text:span text:style-name="T15">εριγραφή θέματος</text:span><text:line-break/><text:line-break/>Η<text:span text:style-name="T1"> εμπορία ανθρώπων στον 21ο αιώνα, είναι δύσκολο να καταταχθεί σε ένα συγκεκριμένο </text:span><text:span text:style-name="T11">SDG</text:span><text:span text:style-name="T1">. Πολλά απο τα </text:span><text:span text:style-name="T11">SDGs σ</text:span><text:span text:style-name="T1">χετίζονται με αυτο το πρόβλημα και με τη λύση του. <text:line-break/>Η λέξη “δικαιοσύνη” ομως που περιλαμβάνεται στο τίτλο του </text:span><text:span text:style-name="T11">SDG 16</text:span><text:span text:style-name="T1"> είναι στη καρδια του ζητήματος και με ένα κλικ ακόμα βρίσκουμε οτι ένας απο τους υποστόχους του είναι αυτο ακριβως το ζήτημα σε μικρότερη κλίμακα: “</text:span><text:span text:style-name="T12">End abuse, exploitation, trafficking and all forms of violence against </text:span><text:span text:style-name="T13">the</text:span><text:span text:style-name="T12"> torture of children”.<text:line-break/><text:line-break/></text:span><text:span text:style-name="T13">H </text:span><text:span text:style-name="T12">εμπορία ανθρώπων δυστυχώς έχει να κάνει με την εκμετάλευση ανθρώπων όλων των ηλικιών και των 2 φύλων με ποικίλες μορφές. Απο την εξαναγκαστική εργασία και τη σεξουαλική εκμετάλευση, μέχρι παιδιά-στρατιώτες. Ακούγεται ίσως παράλογο να συμβαίνει όλο αυτό τον 21ο αιώνα αλλά η αλήθεια είναι ότι σήμερα ζουν περισσότεροι άνθρωποι σε συνθήκες σύγχρονης δουλείας παρα σε οποιαδηποτε άλλη στιγμή της ιστορίας. Το πρόβλημα βρίσκεται σε κάθε χώρα και στην Ελλάδα μας ο αριθμός αυτών των ανθρώπων υπολογίζεται περιπου στους 89,000.<text:line-break/>Αυτό είναι το πρόβλημα. Λύσεις υπάρχουν. Το ζήτημα είναι αν θα καταπολεμίσουμε συστηματικά αυτό το πρόβλημα ή όχι. Κάποτε κάποιος είπε: “Για να επικρατήσει το κακό, φτάνει μονο οι καλοι άνθρωποι να μην κάνουν τιποτα”. <text:s/>Εμείς τι θα κάνουμε;</text:span>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imon Toufexis</meta:initial-creator>
    <meta:creation-date>2021-03-15T21:07:09.57</meta:creation-date>
    <dc:date>2021-03-15T22:47:32.49</dc:date>
    <dc:creator>Kimon Toufexis</dc:creator>
    <meta:editing-duration>PT35M43S</meta:editing-duration>
    <meta:editing-cycles>5</meta:editing-cycles>
    <meta:generator>OpenOffice/4.1.9$Win32 OpenOffice.org_project/419m1$Build-9805</meta:generator>
    <meta:document-statistic meta:table-count="0" meta:image-count="0" meta:object-count="0" meta:page-count="1" meta:paragraph-count="2" meta:word-count="237" meta:character-count="1490"/>
  </office:meta>
</office:document-meta>
</file>